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9.svm" manifest:media-type="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Mono Nerd Font Mono" svg:font-family="'DejaVuSansMono Nerd Font Mono'" style:font-family-generic="roman" style:font-pitch="variable"/>
    <style:font-face style:name="DejaVuSansMono Nerd Font Mono1" svg:font-family="'DejaVuSansMono Nerd Font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SansMono Nerd Font Mono2" svg:font-family="'DejaVuSansMono Nerd Font Mono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cm"/>
      <style:paragraph-properties style:writing-mode="lr-tb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38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0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26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1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764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2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1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1.737cm"/>
      <style:paragraph-properties style:writing-mode="lr-tb"/>
    </style:style>
    <style:style style:name="gr16" style:family="graphic" style:parent-style-name="standard">
      <style:graphic-properties draw:stroke="none" draw:fill="none" fo:min-height="5.8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95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20" style:family="graphic" style:parent-style-name="standard">
      <style:graphic-properties draw:stroke="none" draw:fill="none" fo:min-height="9.129cm"/>
      <style:paragraph-properties style:writing-mode="lr-tb"/>
    </style:style>
    <style:style style:name="gr21" style:family="graphic" style:parent-style-name="standard" style:list-style-name="L1">
      <style:graphic-properties draw:stroke="none" draw:fill="none" fo:min-height="3.913cm"/>
      <style:paragraph-properties style:writing-mode="lr-tb"/>
    </style:style>
    <style:style style:name="gr22" style:family="graphic" style:parent-style-name="standard" style:list-style-name="L1">
      <style:graphic-properties draw:stroke="none" draw:fill="none" fo:min-height="8.701cm"/>
      <style:paragraph-properties style:writing-mode="lr-tb"/>
    </style:style>
    <style:style style:name="gr23" style:family="graphic" style:parent-style-name="standard">
      <style:graphic-properties draw:stroke="none" draw:fill="none" fo:min-height="12.53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861cm" fo:min-width="13.33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14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4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 style:list-style-name="L3">
      <style:graphic-properties fo:min-height="8.884cm"/>
      <style:paragraph-properties style:writing-mode="lr-tb"/>
    </style:style>
    <style:style style:name="pr4" style:family="presentation" style:parent-style-name="Default-outline1" style:list-style-name="L3">
      <style:graphic-properties fo:min-height="8.884cm"/>
      <style:paragraph-properties style:writing-mode="lr-tb"/>
    </style:style>
    <style:style style:name="pr5" style:family="presentation" style:parent-style-name="Default-outline1" style:list-style-name="L3">
      <style:graphic-properties fo:min-height="8.884cm"/>
      <style:paragraph-properties style:writing-mode="lr-tb"/>
    </style:style>
    <style:style style:name="pr6" style:family="presentation" style:parent-style-name="Default-outline1" style:list-style-name="L3">
      <style:graphic-properties fo:min-height="8.884cm"/>
      <style:paragraph-properties style:writing-mode="lr-tb"/>
    </style:style>
    <style:style style:name="pr7" style:family="presentation" style:parent-style-name="Default-outline1" style:list-style-name="L3">
      <style:graphic-properties fo:min-height="8.884cm"/>
      <style:paragraph-properties style:writing-mode="lr-tb"/>
    </style:style>
    <style:style style:name="pr8" style:family="presentation" style:parent-style-name="Default-outline1" style:list-style-name="L3">
      <style:graphic-properties fo:min-height="8.884cm"/>
      <style:paragraph-properties style:writing-mode="lr-tb"/>
    </style:style>
    <style:style style:name="pr9" style:family="presentation" style:parent-style-name="Default-outline1" style:list-style-name="L3">
      <style:graphic-properties fo:min-height="8.884cm"/>
      <style:paragraph-properties style:writing-mode="lr-tb"/>
    </style:style>
    <style:style style:name="pr10" style:family="presentation" style:parent-style-name="Default-outline1" style:list-style-name="L3">
      <style:graphic-properties fo:min-height="8.884cm"/>
      <style:paragraph-properties style:writing-mode="lr-tb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ro1" style:family="table-row">
      <style:table-row-properties style:row-height="1.304cm" style:use-optimal-row-height="false"/>
    </style:style>
    <style:style style:name="ce1" style:family="table-cell">
      <style:text-properties fo:color="#ff0000" fo:font-size="18pt" style:font-size-asian="18pt" style:font-size-complex="18pt"/>
    </style:style>
    <style:style style:name="ce2" style:family="table-cell">
      <style:text-properties fo:color="#000000" fo:font-size="18pt" style:font-size-asian="18pt" style:font-size-complex="18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ff0000"/>
    </style:style>
    <style:style style:name="P6" style:family="paragraph">
      <loext:graphic-properties draw:fill="none" draw:fill-color="#ffffff"/>
      <style:paragraph-properties style:writing-mode="lr-tb"/>
      <style:text-properties fo:color="#000000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8pt" style:font-size-complex="18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4pt" style:font-size-asian="18pt" style:font-size-complex="18pt"/>
    </style:style>
    <style:style style:name="P12" style:family="paragraph">
      <loext:graphic-properties draw:fill="none"/>
      <style:paragraph-properties style:writing-mode="lr-tb"/>
      <style:text-properties fo:font-size="14pt" style:font-size-asian="18pt" style:font-size-complex="18pt"/>
    </style:style>
    <style:style style:name="P13" style:family="paragraph">
      <style:paragraph-properties fo:text-align="start"/>
    </style:style>
    <style:style style:name="P14" style:family="paragraph">
      <style:paragraph-properties fo:text-align="start" style:writing-mode="lr-tb"/>
      <style:text-properties fo:font-size="16pt"/>
    </style:style>
    <style:style style:name="P15" style:family="paragraph">
      <style:text-properties fo:hyphenate="false" loext:hyphenation-no-caps="false"/>
    </style:style>
    <style:style style:name="P16" style:family="paragraph">
      <style:paragraph-properties style:writing-mode="lr-tb"/>
      <style:text-properties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size="18pt" style:font-size-asian="18pt" style:font-size-complex="18pt"/>
    </style:style>
    <style:style style:name="T3" style:family="text">
      <style:text-properties fo:color="#ff0000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fo:color="#000000"/>
    </style:style>
    <style:style style:name="T6" style:family="text">
      <style:text-properties fo:font-size="16pt" style:font-size-asian="18pt" style:font-size-complex="18pt"/>
    </style:style>
    <style:style style:name="T7" style:family="text">
      <style:text-properties style:use-window-font-color="true" fo:font-size="16pt" style:font-size-asian="18pt" style:font-size-complex="18pt"/>
    </style:style>
    <style:style style:name="T8" style:family="text">
      <style:text-properties fo:color="#ff0000" fo:font-size="16pt" style:font-size-asian="18pt" style:font-size-complex="18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DejaVuSansMono Nerd Font Mono2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DejaVuSansMono Nerd Font Mono2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0000" style:text-outline="false" style:text-line-through-style="none" style:text-line-through-type="none" style:font-name="DejaVuSansMono Nerd Font Mono2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 style:font-size-asian="18pt" style:font-size-complex="18pt"/>
    </style:style>
    <style:style style:name="T13" style:family="text">
      <style:text-properties fo:color="#ff0000" fo:font-size="14pt" style:font-size-asian="18pt" style:font-size-complex="18pt"/>
    </style:style>
    <style:style style:name="T14" style:family="text">
      <style:text-properties fo:font-size="16pt"/>
    </style:style>
    <style:style style:name="T15" style:family="text">
      <style:text-properties fo:font-size="16pt" style:font-size-asian="32pt" style:font-size-complex="32pt"/>
    </style:style>
    <style:style style:name="T16" style:family="text">
      <style:text-properties fo:color="#ff0000" fo:font-size="32pt" style:font-size-asian="32pt" style:font-size-complex="32pt"/>
    </style:style>
    <style:style style:name="T17" style:family="text">
      <style:text-properties fo:color="#ff0000" fo:font-size="16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2cm" svg:height="2.35cm" svg:x="2.2cm" svg:y="1.45cm">
          <draw:text-box>
            <text:p>geef de pseudocode van een algoritme dat de hoogste waarde bepaalt in een array</text:p>
          </draw:text-box>
        </draw:frame>
        <draw:frame draw:style-name="standard" xml:id="id2" draw:id="id2" draw:layer="layout" svg:width="14.098cm" svg:height="1.303cm" svg:x="10.795cm" svg:y="6.3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20</text:p>
              </table:table-cell>
              <table:table-cell>
                <text:p>15</text:p>
              </table:table-cell>
              <table:table-cell>
                <text:p>30</text:p>
              </table:table-cell>
              <table:table-cell>
                <text:p>1</text:p>
              </table:table-cell>
              <table:table-cell>
                <text:p>7</text:p>
              </table:table-cell>
              <table:table-cell>
                <text:p>ø</text:p>
              </table:table-cell>
              <table:table-cell>
                <text:p>ø</text:p>
              </table:table-cell>
              <table:table-cell>
                <text:p>ø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2" draw:text-style-name="P2" draw:layer="layout" svg:x1="6cm" svg:y1="5cm" svg:x2="6cm" svg:y2="14.2cm">
          <text:p/>
        </draw:line>
        <draw:frame draw:style-name="gr3" draw:text-style-name="P1" xml:id="id1" draw:id="id1" draw:layer="layout" svg:width="0.883cm" svg:height="0.988cm" svg:x="2.4cm" svg:y="5.8cm">
          <draw:text-box>
            <text:p>A</text:p>
          </draw:text-box>
        </draw:frame>
        <draw:frame draw:style-name="gr4" draw:text-style-name="P3" draw:layer="layout" svg:width="2.407cm" svg:height="0.988cm" svg:x="1.6cm" svg:y="4.4cm">
          <draw:text-box>
            <text:p><text:span text:style-name="T1">sta</text:span><text:span text:style-name="T1">ck</text:span></text:p>
          </draw:text-box>
        </draw:frame>
        <draw:frame draw:style-name="gr5" draw:text-style-name="P3" draw:layer="layout" svg:width="2.026cm" svg:height="0.988cm" svg:x="9.2cm" svg:y="4.6cm">
          <draw:text-box>
            <text:p><text:span text:style-name="T1">hea</text:span><text:span text:style-name="T1">p</text:span></text:p>
          </draw:text-box>
        </draw:frame>
        <draw:connector draw:style-name="gr6" draw:text-style-name="P2" draw:layer="layout" draw:type="curve" svg:x1="3.283cm" svg:y1="6.294cm" svg:x2="10.795cm" svg:y2="7.002cm" draw:start-shape="id1" draw:start-glue-point="1" draw:end-shape="id2" draw:end-glue-point="3" svg:d="M3283 6294c5632 0 1877 708 7512 708" svg:viewBox="0 0 7513 709">
          <text:p/>
        </draw:connector>
        <draw:frame draw:style-name="gr7" draw:text-style-name="P1" xml:id="id3" draw:id="id3" draw:layer="layout" svg:width="1.645cm" svg:height="0.988cm" svg:x="2.7cm" svg:y="8.8cm">
          <draw:text-box>
            <text:p>max</text:p>
          </draw:text-box>
        </draw:frame>
        <draw:frame draw:style-name="gr8" draw:text-style-name="P1" xml:id="id4" draw:id="id4" draw:layer="layout" svg:width="1.264cm" svg:height="0.988cm" svg:x="8.8cm" svg:y="10cm">
          <draw:text-box>
            <text:p>-∞</text:p>
          </draw:text-box>
        </draw:frame>
        <draw:connector draw:style-name="gr6" draw:text-style-name="P2" draw:layer="layout" draw:type="curve" svg:x1="4.345cm" svg:y1="9.294cm" svg:x2="8.8cm" svg:y2="10.494cm" draw:start-shape="id3" draw:start-glue-point="1" draw:end-shape="id4" draw:end-glue-point="3" svg:d="M4345 9294c3342 0 1115 1200 4455 1200" svg:viewBox="0 0 4456 1201">
          <text:p/>
        </draw:connector>
        <draw:frame draw:style-name="gr4" draw:text-style-name="P1" xml:id="id5" draw:id="id5" draw:layer="layout" svg:width="2.407cm" svg:height="0.988cm" svg:x="2.6cm" svg:y="8cm">
          <draw:text-box>
            <text:p>index</text:p>
          </draw:text-box>
        </draw:frame>
        <draw:frame draw:style-name="gr3" draw:text-style-name="P1" xml:id="id6" draw:id="id6" draw:layer="layout" svg:width="0.883cm" svg:height="0.988cm" svg:x="8.8cm" svg:y="8.6cm">
          <draw:text-box>
            <text:p>0</text:p>
          </draw:text-box>
        </draw:frame>
        <draw:connector draw:style-name="gr6" draw:text-style-name="P2" draw:layer="layout" draw:type="curve" svg:x1="5.007cm" svg:y1="8.494cm" svg:x2="8.8cm" svg:y2="9.094cm" draw:start-shape="id5" draw:start-glue-point="1" draw:end-shape="id6" draw:end-glue-point="3" svg:d="M5007 8494c2845 0 949 600 3793 600" svg:viewBox="0 0 3794 601">
          <text:p/>
        </draw:connector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2cm" svg:height="2.35cm" svg:x="2.2cm" svg:y="1.45cm">
          <draw:text-box>
            <text:p>geef de pseudocode van een algoritme dat de hoogste waarde bepaalt in een array</text:p>
          </draw:text-box>
        </draw:frame>
        <draw:frame draw:style-name="standard" xml:id="id8" draw:id="id8" draw:layer="layout" svg:width="14.098cm" svg:height="1.303cm" svg:x="10.795cm" svg:y="6.3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 table:style-name="ce1">
                <text:p><text:span text:style-name="T2">20</text:span></text:p>
              </table:table-cell>
              <table:table-cell>
                <text:p>15</text:p>
              </table:table-cell>
              <table:table-cell>
                <text:p>30</text:p>
              </table:table-cell>
              <table:table-cell>
                <text:p>1</text:p>
              </table:table-cell>
              <table:table-cell>
                <text:p>7</text:p>
              </table:table-cell>
              <table:table-cell>
                <text:p>ø</text:p>
              </table:table-cell>
              <table:table-cell>
                <text:p>ø</text:p>
              </table:table-cell>
              <table:table-cell>
                <text:p>ø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2" draw:text-style-name="P2" draw:layer="layout" svg:x1="6cm" svg:y1="5cm" svg:x2="6cm" svg:y2="14.2cm">
          <text:p/>
        </draw:line>
        <draw:frame draw:style-name="gr3" draw:text-style-name="P1" xml:id="id7" draw:id="id7" draw:layer="layout" svg:width="0.883cm" svg:height="0.988cm" svg:x="2.4cm" svg:y="5.8cm">
          <draw:text-box>
            <text:p>A</text:p>
          </draw:text-box>
        </draw:frame>
        <draw:frame draw:style-name="gr4" draw:text-style-name="P3" draw:layer="layout" svg:width="2.407cm" svg:height="0.988cm" svg:x="1.6cm" svg:y="4.4cm">
          <draw:text-box>
            <text:p><text:span text:style-name="T1">stack</text:span></text:p>
          </draw:text-box>
        </draw:frame>
        <draw:frame draw:style-name="gr5" draw:text-style-name="P3" draw:layer="layout" svg:width="2.026cm" svg:height="0.988cm" svg:x="9.2cm" svg:y="4.6cm">
          <draw:text-box>
            <text:p><text:span text:style-name="T1">heap</text:span></text:p>
          </draw:text-box>
        </draw:frame>
        <draw:connector draw:style-name="gr6" draw:text-style-name="P2" draw:layer="layout" draw:type="curve" svg:x1="3.283cm" svg:y1="6.294cm" svg:x2="10.795cm" svg:y2="7.002cm" draw:start-shape="id7" draw:start-glue-point="1" draw:end-shape="id8" draw:end-glue-point="3" svg:d="M3283 6294c5632 0 1877 708 7512 708" svg:viewBox="0 0 7513 709">
          <text:p/>
        </draw:connector>
        <draw:frame draw:style-name="gr7" draw:text-style-name="P1" xml:id="id9" draw:id="id9" draw:layer="layout" svg:width="1.645cm" svg:height="0.988cm" svg:x="2.7cm" svg:y="8.8cm">
          <draw:text-box>
            <text:p>max</text:p>
          </draw:text-box>
        </draw:frame>
        <draw:frame draw:style-name="gr8" draw:text-style-name="P1" xml:id="id10" draw:id="id10" draw:layer="layout" svg:width="1.264cm" svg:height="0.988cm" svg:x="8.8cm" svg:y="10cm">
          <draw:text-box>
            <text:p xml:id="id60" text:id="id60">-∞</text:p>
          </draw:text-box>
        </draw:frame>
        <draw:connector draw:style-name="gr6" draw:text-style-name="P2" xml:id="id59" draw:id="id59" draw:layer="layout" draw:type="curve" svg:x1="4.345cm" svg:y1="9.294cm" svg:x2="8.8cm" svg:y2="10.494cm" draw:start-shape="id9" draw:start-glue-point="1" draw:end-shape="id10" draw:end-glue-point="3" svg:d="M4345 9294c3342 0 1115 1200 4455 1200" svg:viewBox="0 0 4456 1201">
          <text:p/>
        </draw:connector>
        <draw:frame draw:style-name="gr4" draw:text-style-name="P1" xml:id="id11" draw:id="id11" draw:layer="layout" svg:width="2.407cm" svg:height="0.988cm" svg:x="2.6cm" svg:y="8cm">
          <draw:text-box>
            <text:p>index</text:p>
          </draw:text-box>
        </draw:frame>
        <draw:frame draw:style-name="gr3" draw:text-style-name="P1" xml:id="id12" draw:id="id12" draw:layer="layout" svg:width="0.883cm" svg:height="0.988cm" svg:x="8.8cm" svg:y="8.6cm">
          <draw:text-box>
            <text:p>0</text:p>
          </draw:text-box>
        </draw:frame>
        <draw:connector draw:style-name="gr6" draw:text-style-name="P2" draw:layer="layout" draw:type="curve" svg:x1="5.007cm" svg:y1="8.494cm" svg:x2="8.8cm" svg:y2="9.094cm" draw:start-shape="id11" draw:start-glue-point="1" draw:end-shape="id12" draw:end-glue-point="3" svg:d="M5007 8494c2845 0 949 600 3793 600" svg:viewBox="0 0 3794 601">
          <text:p/>
        </draw:connector>
        <draw:frame draw:style-name="gr10" draw:text-style-name="P1" draw:layer="layout" svg:width="11.6cm" svg:height="2.384cm" svg:x="14.6cm" svg:y="10.4cm">
          <draw:text-box>
            <text:p>If <text:span text:style-name="T3">A[index]</text:span> &gt; max:</text:p>
            <text:p><text:tab/>max = A[index] </text:p>
          </draw:text-box>
        </draw:frame>
        <draw:frame draw:style-name="gr11" draw:text-style-name="P5" xml:id="id13" draw:id="id13" draw:layer="layout" svg:width="1.4cm" svg:height="1.2cm" svg:x="11.8cm" svg:y="10cm">
          <draw:text-box>
            <text:p xml:id="id62" text:id="id62"><text:span text:style-name="T3">20</text:span></text:p>
          </draw:text-box>
        </draw:frame>
        <draw:connector draw:style-name="gr12" draw:text-style-name="P2" xml:id="id61" draw:id="id61" draw:layer="layout" draw:type="curve" svg:x1="3.522cm" svg:y1="9.788cm" svg:x2="11.8cm" svg:y2="10.6cm" draw:start-shape="id9" draw:start-glue-point="2" draw:end-shape="id13" draw:end-glue-point="3" svg:d="M3522 9788c0 542 2759 812 8278 812" svg:viewBox="0 0 8279 81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2cm" svg:height="2.35cm" svg:x="2.2cm" svg:y="1.45cm">
          <draw:text-box>
            <text:p>geef de pseudocode van een algoritme dat de hoogste waarde bepaalt in een array</text:p>
          </draw:text-box>
        </draw:frame>
        <draw:frame draw:style-name="standard" xml:id="id15" draw:id="id15" draw:layer="layout" svg:width="14.098cm" svg:height="1.303cm" svg:x="10.795cm" svg:y="6.3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 table:style-name="ce2">
                <text:p><text:span text:style-name="T4">20</text:span></text:p>
              </table:table-cell>
              <table:table-cell>
                <text:p>15</text:p>
              </table:table-cell>
              <table:table-cell>
                <text:p>30</text:p>
              </table:table-cell>
              <table:table-cell>
                <text:p>1</text:p>
              </table:table-cell>
              <table:table-cell>
                <text:p>7</text:p>
              </table:table-cell>
              <table:table-cell>
                <text:p>ø</text:p>
              </table:table-cell>
              <table:table-cell>
                <text:p>ø</text:p>
              </table:table-cell>
              <table:table-cell>
                <text:p>ø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" draw:text-style-name="P2" draw:layer="layout" svg:x1="6cm" svg:y1="5cm" svg:x2="6cm" svg:y2="14.2cm">
          <text:p/>
        </draw:line>
        <draw:frame draw:style-name="gr3" draw:text-style-name="P1" xml:id="id14" draw:id="id14" draw:layer="layout" svg:width="0.883cm" svg:height="0.988cm" svg:x="2.4cm" svg:y="5.8cm">
          <draw:text-box>
            <text:p>A</text:p>
          </draw:text-box>
        </draw:frame>
        <draw:frame draw:style-name="gr4" draw:text-style-name="P3" draw:layer="layout" svg:width="2.407cm" svg:height="0.988cm" svg:x="1.6cm" svg:y="4.4cm">
          <draw:text-box>
            <text:p><text:span text:style-name="T1">stack</text:span></text:p>
          </draw:text-box>
        </draw:frame>
        <draw:frame draw:style-name="gr5" draw:text-style-name="P3" draw:layer="layout" svg:width="2.026cm" svg:height="0.988cm" svg:x="9.2cm" svg:y="4.6cm">
          <draw:text-box>
            <text:p><text:span text:style-name="T1">heap</text:span></text:p>
          </draw:text-box>
        </draw:frame>
        <draw:connector draw:style-name="gr6" draw:text-style-name="P2" draw:layer="layout" draw:type="curve" svg:x1="3.283cm" svg:y1="6.294cm" svg:x2="10.795cm" svg:y2="7.002cm" draw:start-shape="id14" draw:start-glue-point="1" draw:end-shape="id15" draw:end-glue-point="3" svg:d="M3283 6294c5632 0 1877 708 7512 708" svg:viewBox="0 0 7513 709">
          <text:p/>
        </draw:connector>
        <draw:frame draw:style-name="gr7" draw:text-style-name="P1" xml:id="id18" draw:id="id18" draw:layer="layout" svg:width="1.645cm" svg:height="0.988cm" svg:x="2.7cm" svg:y="8.8cm">
          <draw:text-box>
            <text:p>max</text:p>
          </draw:text-box>
        </draw:frame>
        <draw:frame draw:style-name="gr4" draw:text-style-name="P1" xml:id="id16" draw:id="id16" draw:layer="layout" svg:width="2.407cm" svg:height="0.988cm" svg:x="2.6cm" svg:y="8cm">
          <draw:text-box>
            <text:p>index</text:p>
          </draw:text-box>
        </draw:frame>
        <draw:frame draw:style-name="gr3" draw:text-style-name="P5" xml:id="id17" draw:id="id17" draw:layer="layout" svg:width="0.883cm" svg:height="0.988cm" svg:x="8.8cm" svg:y="8.6cm">
          <draw:text-box>
            <text:p><text:span text:style-name="T3">5</text:span></text:p>
          </draw:text-box>
        </draw:frame>
        <draw:connector draw:style-name="gr6" draw:text-style-name="P2" draw:layer="layout" draw:type="curve" svg:x1="5.007cm" svg:y1="8.494cm" svg:x2="8.8cm" svg:y2="9.094cm" draw:start-shape="id16" draw:start-glue-point="1" draw:end-shape="id17" draw:end-glue-point="3" svg:d="M5007 8494c2845 0 949 600 3793 600" svg:viewBox="0 0 3794 601">
          <text:p/>
        </draw:connector>
        <draw:frame draw:style-name="gr13" draw:text-style-name="P1" draw:layer="layout" svg:width="11.6cm" svg:height="3.936cm" svg:x="14.6cm" svg:y="10.4cm">
          <draw:text-box>
            <text:p><text:span text:style-name="T3">Zolang index &lt; len(A):</text:span></text:p>
            <text:p><text:tab/>If <text:span text:style-name="T5">A[index]</text:span> &gt; max:</text:p>
            <text:p><text:tab/><text:tab/>max = A[index]</text:p>
            <text:p><text:tab/>index = index + 1</text:p>
            <text:p><text:span text:style-name="T3">return max</text:span> </text:p>
          </draw:text-box>
        </draw:frame>
        <draw:frame draw:style-name="gr11" draw:text-style-name="P6" xml:id="id19" draw:id="id19" draw:layer="layout" svg:width="1.4cm" svg:height="1.2cm" svg:x="11.8cm" svg:y="10cm">
          <draw:text-box>
            <text:p><text:span text:style-name="T5">30</text:span></text:p>
          </draw:text-box>
        </draw:frame>
        <draw:connector draw:style-name="gr14" draw:text-style-name="P2" draw:layer="layout" draw:type="curve" svg:x1="3.522cm" svg:y1="9.788cm" svg:x2="11.8cm" svg:y2="10.6cm" draw:start-shape="id18" draw:start-glue-point="2" draw:end-shape="id19" draw:end-glue-point="3" svg:d="M3522 9788c0 542 2759 812 8278 812" svg:viewBox="0 0 8279 813">
          <text:p/>
        </draw:connector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2cm" svg:height="2.35cm" svg:x="2.2cm" svg:y="1.45cm">
          <draw:text-box>
            <text:p>geef de pseudocode van een algoritme dat de hoogste waarde bepaalt in een array</text:p>
          </draw:text-box>
        </draw:frame>
        <draw:frame draw:style-name="standard" xml:id="id21" draw:id="id21" draw:layer="layout" svg:width="14.098cm" svg:height="1.303cm" svg:x="10.795cm" svg:y="6.3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 table:style-name="ce2">
                <text:p><text:span text:style-name="T4">20</text:span></text:p>
              </table:table-cell>
              <table:table-cell>
                <text:p>15</text:p>
              </table:table-cell>
              <table:table-cell>
                <text:p>30</text:p>
              </table:table-cell>
              <table:table-cell>
                <text:p>1</text:p>
              </table:table-cell>
              <table:table-cell>
                <text:p>7</text:p>
              </table:table-cell>
              <table:table-cell>
                <text:p>ø</text:p>
              </table:table-cell>
              <table:table-cell>
                <text:p>ø</text:p>
              </table:table-cell>
              <table:table-cell>
                <text:p>ø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2" draw:text-style-name="P2" draw:layer="layout" svg:x1="6cm" svg:y1="5cm" svg:x2="6cm" svg:y2="14.2cm">
          <text:p/>
        </draw:line>
        <draw:frame draw:style-name="gr3" draw:text-style-name="P1" xml:id="id20" draw:id="id20" draw:layer="layout" svg:width="0.883cm" svg:height="0.988cm" svg:x="2.4cm" svg:y="5.8cm">
          <draw:text-box>
            <text:p>A</text:p>
          </draw:text-box>
        </draw:frame>
        <draw:frame draw:style-name="gr4" draw:text-style-name="P3" draw:layer="layout" svg:width="2.407cm" svg:height="0.988cm" svg:x="1.6cm" svg:y="4.4cm">
          <draw:text-box>
            <text:p><text:span text:style-name="T1">stack</text:span></text:p>
          </draw:text-box>
        </draw:frame>
        <draw:frame draw:style-name="gr5" draw:text-style-name="P3" draw:layer="layout" svg:width="2.026cm" svg:height="0.988cm" svg:x="9.2cm" svg:y="4.6cm">
          <draw:text-box>
            <text:p><text:span text:style-name="T1">heap</text:span></text:p>
          </draw:text-box>
        </draw:frame>
        <draw:connector draw:style-name="gr6" draw:text-style-name="P2" draw:layer="layout" draw:type="curve" svg:x1="3.283cm" svg:y1="6.294cm" svg:x2="10.795cm" svg:y2="7.002cm" draw:start-shape="id20" draw:start-glue-point="1" draw:end-shape="id21" draw:end-glue-point="3" svg:d="M3283 6294c5632 0 1877 708 7512 708" svg:viewBox="0 0 7513 709">
          <text:p/>
        </draw:connector>
        <draw:frame draw:style-name="gr7" draw:text-style-name="P1" xml:id="id24" draw:id="id24" draw:layer="layout" svg:width="1.645cm" svg:height="0.988cm" svg:x="2.7cm" svg:y="8.8cm">
          <draw:text-box>
            <text:p>max</text:p>
          </draw:text-box>
        </draw:frame>
        <draw:frame draw:style-name="gr4" draw:text-style-name="P1" xml:id="id22" draw:id="id22" draw:layer="layout" svg:width="2.407cm" svg:height="0.988cm" svg:x="2.6cm" svg:y="8cm">
          <draw:text-box>
            <text:p>index</text:p>
          </draw:text-box>
        </draw:frame>
        <draw:frame draw:style-name="gr3" draw:text-style-name="P5" xml:id="id23" draw:id="id23" draw:layer="layout" svg:width="0.883cm" svg:height="0.988cm" svg:x="8.8cm" svg:y="8.6cm">
          <draw:text-box>
            <text:p><text:span text:style-name="T3">5</text:span></text:p>
          </draw:text-box>
        </draw:frame>
        <draw:connector draw:style-name="gr6" draw:text-style-name="P2" draw:layer="layout" draw:type="curve" svg:x1="5.007cm" svg:y1="8.494cm" svg:x2="8.8cm" svg:y2="9.094cm" draw:start-shape="id22" draw:start-glue-point="1" draw:end-shape="id23" draw:end-glue-point="3" svg:d="M5007 8494c2845 0 949 600 3793 600" svg:viewBox="0 0 3794 601">
          <text:p/>
        </draw:connector>
        <draw:frame draw:style-name="gr13" draw:text-style-name="P1" draw:layer="layout" svg:width="11.6cm" svg:height="3.936cm" svg:x="14.6cm" svg:y="10.4cm">
          <draw:text-box>
            <text:p><text:span text:style-name="T3">Zolang index &lt; len(A):</text:span></text:p>
            <text:p><text:tab/>If <text:span text:style-name="T5">A[index]</text:span> &gt; max:</text:p>
            <text:p><text:tab/><text:tab/>max = A[index]</text:p>
            <text:p><text:tab/>index = index + 1</text:p>
            <text:p><text:span text:style-name="T3">return max</text:span> </text:p>
          </draw:text-box>
        </draw:frame>
        <draw:frame draw:style-name="gr11" draw:text-style-name="P6" xml:id="id25" draw:id="id25" draw:layer="layout" svg:width="1.4cm" svg:height="1.2cm" svg:x="11.8cm" svg:y="10cm">
          <draw:text-box>
            <text:p><text:span text:style-name="T5">30</text:span></text:p>
          </draw:text-box>
        </draw:frame>
        <draw:connector draw:style-name="gr14" draw:text-style-name="P2" draw:layer="layout" draw:type="curve" svg:x1="3.522cm" svg:y1="9.788cm" svg:x2="11.8cm" svg:y2="10.6cm" draw:start-shape="id24" draw:start-glue-point="2" draw:end-shape="id25" draw:end-glue-point="3" svg:d="M3522 9788c0 542 2759 812 8278 812" svg:viewBox="0 0 8279 813">
          <text:p/>
        </draw:connector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5" draw:text-style-name="P7" draw:layer="layout" svg:width="11.8cm" svg:height="11.987cm" svg:x="2.2cm" svg:y="0.672cm">
          <draw:text-box>
            <text:p><text:span text:style-name="T6">BepaalMax()</text:span></text:p>
            <text:p><text:span text:style-name="T6"/></text:p>
            <text:p><text:span text:style-name="T6">Doel: bepaalt de hoogste waarde in een array van integers</text:span></text:p>
            <text:p><text:span text:style-name="T6">Input: een array met integers A</text:span></text:p>
            <text:p><text:span text:style-name="T6">Output: de hoogste waarde die zich in A bevindt</text:span></text:p>
            <text:p><text:span text:style-name="T6">Precondities: in A bevinden zich alleen maar integers</text:span></text:p>
            <text:p><text:span text:style-name="T6">Postcondities: A is ongewijzigd</text:span></text:p>
            <text:p><text:span text:style-name="T6"/></text:p>
            <text:p><text:span text:style-name="T6">Algoritme:</text:span></text:p>
            <text:p><text:span text:style-name="T6"/></text:p>
            <text:p><text:span text:style-name="T6">max = -oneindig</text:span></text:p>
            <text:p><text:span text:style-name="T6">voor elk item in A:</text:span></text:p>
            <text:p><text:span text:style-name="T6"><text:s text:c="4"/></text:span><text:span text:style-name="T6">als item &gt; max:</text:span></text:p>
            <text:p><text:span text:style-name="T6"><text:s text:c="8"/></text:span><text:span text:style-name="T6">max = item</text:span></text:p>
            <text:p><text:span text:style-name="T6">return max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6" draw:text-style-name="P8" draw:layer="layout" svg:width="8.884cm" svg:height="6.147cm" svg:x="2.716cm" svg:y="4.663cm">
          <draw:text-box>
            <text:p><text:span text:style-name="T3">max = -∞</text:span></text:p>
            <text:p><text:span text:style-name="T3">index = 0</text:span></text:p>
            <text:p><text:span text:style-name="T3"/></text:p>
            <text:p><text:span text:style-name="T3">zolang index &lt; len(A):</text:span></text:p>
            <text:p><text:tab/>if <text:span text:style-name="T5">A[index]</text:span> &gt; max:</text:p>
            <text:p><text:tab/>max = A[index]</text:p>
            <text:p><text:tab/>index = index + 1</text:p>
            <text:p><text:span text:style-name="T5">return max</text:span></text:p>
          </draw:text-box>
        </draw:frame>
        <draw:frame draw:style-name="gr17" draw:text-style-name="P1" draw:layer="layout" svg:width="10.2cm" svg:height="1cm" svg:x="2.8cm" svg:y="3.2cm">
          <draw:text-box>
            <text:p>Tijdscomplexiteit?</text:p>
          </draw:text-box>
        </draw:frame>
        <draw:frame draw:style-name="gr18" draw:text-style-name="P5" draw:layer="layout" svg:width="13.456cm" svg:height="0.988cm" svg:x="3.4cm" svg:y="12.6cm">
          <draw:text-box>
            <text:p xml:id="id63" text:id="id63"><text:span text:style-name="T3">Één loop over alle items =&gt; O(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9" draw:text-style-name="P1" draw:layer="layout" svg:width="20.2cm" svg:height="2.462cm" svg:x="2.6cm" svg:y="1.25cm">
          <draw:text-box>
            <text:p>Geef de pseudocode van een algoritme dat een getal in een gesorteerde array op de goede plaats toevoegt</text:p>
          </draw:text-box>
        </draw:frame>
        <draw:frame draw:style-name="standard" xml:id="id27" draw:id="id27" draw:layer="layout" svg:width="14.098cm" svg:height="1.303cm" svg:x="10.795cm" svg:y="6.3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1</text:p>
              </table:table-cell>
              <table:table-cell>
                <text:p>7</text:p>
              </table:table-cell>
              <table:table-cell>
                <text:p>15</text:p>
              </table:table-cell>
              <table:table-cell>
                <text:p>20</text:p>
              </table:table-cell>
              <table:table-cell>
                <text:p>30</text:p>
              </table:table-cell>
              <table:table-cell>
                <text:p>ø</text:p>
              </table:table-cell>
              <table:table-cell>
                <text:p>ø</text:p>
              </table:table-cell>
              <table:table-cell>
                <text:p>ø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2" draw:text-style-name="P2" draw:layer="layout" svg:x1="6cm" svg:y1="5cm" svg:x2="6cm" svg:y2="14.2cm">
          <text:p/>
        </draw:line>
        <draw:frame draw:style-name="gr3" draw:text-style-name="P1" xml:id="id26" draw:id="id26" draw:layer="layout" svg:width="0.883cm" svg:height="0.988cm" svg:x="2.4cm" svg:y="5.8cm">
          <draw:text-box>
            <text:p>A</text:p>
          </draw:text-box>
        </draw:frame>
        <draw:frame draw:style-name="gr4" draw:text-style-name="P3" draw:layer="layout" svg:width="2.407cm" svg:height="0.988cm" svg:x="1.6cm" svg:y="4.4cm">
          <draw:text-box>
            <text:p><text:span text:style-name="T1">stack</text:span></text:p>
          </draw:text-box>
        </draw:frame>
        <draw:frame draw:style-name="gr5" draw:text-style-name="P3" draw:layer="layout" svg:width="2.026cm" svg:height="0.988cm" svg:x="9.2cm" svg:y="4.6cm">
          <draw:text-box>
            <text:p><text:span text:style-name="T1">heap</text:span></text:p>
          </draw:text-box>
        </draw:frame>
        <draw:connector draw:style-name="gr6" draw:text-style-name="P2" draw:layer="layout" draw:type="curve" svg:x1="3.283cm" svg:y1="6.294cm" svg:x2="10.795cm" svg:y2="7.002cm" draw:start-shape="id26" draw:start-glue-point="1" draw:end-shape="id27" draw:end-glue-point="3" svg:d="M3283 6294c5632 0 1877 708 7512 708" svg:viewBox="0 0 7513 709">
          <text:p/>
        </draw:connector>
        <draw:frame draw:style-name="gr5" draw:text-style-name="P1" xml:id="id28" draw:id="id28" draw:layer="layout" svg:width="2.026cm" svg:height="0.988cm" svg:x="2.7cm" svg:y="8.8cm">
          <draw:text-box>
            <text:p>item</text:p>
          </draw:text-box>
        </draw:frame>
        <draw:frame draw:style-name="gr8" draw:text-style-name="P1" xml:id="id29" draw:id="id29" draw:layer="layout" svg:width="1.264cm" svg:height="0.988cm" svg:x="8.8cm" svg:y="10cm">
          <draw:text-box>
            <text:p>17</text:p>
          </draw:text-box>
        </draw:frame>
        <draw:connector draw:style-name="gr6" draw:text-style-name="P2" draw:layer="layout" draw:type="curve" svg:x1="4.726cm" svg:y1="9.294cm" svg:x2="8.8cm" svg:y2="10.494cm" draw:start-shape="id28" draw:start-glue-point="1" draw:end-shape="id29" draw:end-glue-point="3" svg:d="M4726 9294c3055 0 1019 1200 4074 1200" svg:viewBox="0 0 4075 1201">
          <text:p/>
        </draw:connector>
        <draw:frame draw:style-name="gr4" draw:text-style-name="P1" xml:id="id30" draw:id="id30" draw:layer="layout" svg:width="2.407cm" svg:height="0.988cm" svg:x="2.6cm" svg:y="8cm">
          <draw:text-box>
            <text:p>index</text:p>
          </draw:text-box>
        </draw:frame>
        <draw:frame draw:style-name="gr3" draw:text-style-name="P1" xml:id="id31" draw:id="id31" draw:layer="layout" svg:width="0.883cm" svg:height="0.988cm" svg:x="8.8cm" svg:y="8.6cm">
          <draw:text-box>
            <text:p xml:id="id66" text:id="id66">0</text:p>
          </draw:text-box>
        </draw:frame>
        <draw:connector draw:style-name="gr6" draw:text-style-name="P2" xml:id="id67" draw:id="id67" draw:layer="layout" draw:type="curve" svg:x1="5.007cm" svg:y1="8.494cm" svg:x2="8.8cm" svg:y2="9.094cm" draw:start-shape="id30" draw:start-glue-point="1" draw:end-shape="id31" draw:end-glue-point="3" svg:d="M5007 8494c2845 0 949 600 3793 600" svg:viewBox="0 0 3794 601">
          <text:p/>
        </draw:connector>
        <draw:frame draw:style-name="gr19" draw:text-style-name="P1" draw:layer="layout" svg:width="11.6cm" svg:height="2.462cm" svg:x="13.4cm" svg:y="9.4cm">
          <draw:text-box>
            <text:p xml:id="id64" text:id="id64"><text:span text:style-name="T3">Zolang index &lt;= lengte(A):</text:span></text:p>
            <text:p xml:id="id65" text:id="id65"><text:tab/>als A[index] &lt; item:</text:p>
            <text:p><text:span text:style-name="T3"><text:tab/></text:span><text:span text:style-name="T3"><text:tab/></text:span><text:span text:style-name="T3">index = index + 1</text:span> </text:p>
          </draw:text-box>
        </draw:frame>
        <draw:frame draw:style-name="gr3" draw:text-style-name="P5" xml:id="id32" draw:id="id32" draw:layer="layout" svg:width="0.883cm" svg:height="0.988cm" svg:x="11.2cm" svg:y="9cm">
          <draw:text-box>
            <text:p xml:id="id69" text:id="id69"><text:span text:style-name="T3">3</text:span></text:p>
          </draw:text-box>
        </draw:frame>
        <draw:connector draw:style-name="gr12" draw:text-style-name="P2" xml:id="id68" draw:id="id68" draw:layer="layout" draw:type="curve" svg:x1="3.803cm" svg:y1="8cm" svg:x2="11.641cm" svg:y2="9cm" draw:start-shape="id30" draw:start-glue-point="0" draw:end-shape="id32" draw:end-glue-point="0" svg:d="M3803 8000c0-750 7838-1250 7838 1000" svg:viewBox="0 0 7839 163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9" draw:text-style-name="P1" draw:layer="layout" svg:width="20.2cm" svg:height="2.462cm" svg:x="2.6cm" svg:y="1.25cm">
          <draw:text-box>
            <text:p>eef de pseudocode van een algoritme dat een getal in een gesorteerde array op de goede plaats toevoegt</text:p>
          </draw:text-box>
        </draw:frame>
        <draw:frame draw:style-name="standard" xml:id="id34" draw:id="id34" draw:layer="layout" svg:width="14.098cm" svg:height="1.303cm" svg:x="10.795cm" svg:y="6.3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1</text:p>
              </table:table-cell>
              <table:table-cell>
                <text:p>7</text:p>
              </table:table-cell>
              <table:table-cell>
                <text:p>15</text:p>
              </table:table-cell>
              <table:table-cell table:style-name="ce1">
                <text:p><text:span text:style-name="T2">20</text:span></text:p>
              </table:table-cell>
              <table:table-cell>
                <text:p>30</text:p>
              </table:table-cell>
              <table:table-cell>
                <text:p>ø</text:p>
              </table:table-cell>
              <table:table-cell>
                <text:p>ø</text:p>
              </table:table-cell>
              <table:table-cell>
                <text:p>ø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2" draw:text-style-name="P2" draw:layer="layout" svg:x1="6cm" svg:y1="5cm" svg:x2="6cm" svg:y2="14.2cm">
          <text:p/>
        </draw:line>
        <draw:frame draw:style-name="gr3" draw:text-style-name="P1" xml:id="id33" draw:id="id33" draw:layer="layout" svg:width="0.883cm" svg:height="0.988cm" svg:x="2.4cm" svg:y="5.8cm">
          <draw:text-box>
            <text:p>A</text:p>
          </draw:text-box>
        </draw:frame>
        <draw:frame draw:style-name="gr4" draw:text-style-name="P3" draw:layer="layout" svg:width="2.407cm" svg:height="0.988cm" svg:x="1.6cm" svg:y="4.4cm">
          <draw:text-box>
            <text:p><text:span text:style-name="T1">stack</text:span></text:p>
          </draw:text-box>
        </draw:frame>
        <draw:frame draw:style-name="gr5" draw:text-style-name="P3" draw:layer="layout" svg:width="2.026cm" svg:height="0.988cm" svg:x="9.2cm" svg:y="4.6cm">
          <draw:text-box>
            <text:p><text:span text:style-name="T1">heap</text:span></text:p>
          </draw:text-box>
        </draw:frame>
        <draw:connector draw:style-name="gr6" draw:text-style-name="P2" draw:layer="layout" draw:type="curve" svg:x1="3.283cm" svg:y1="6.294cm" svg:x2="10.795cm" svg:y2="7.002cm" draw:start-shape="id33" draw:start-glue-point="1" draw:end-shape="id34" draw:end-glue-point="3" svg:d="M3283 6294c5632 0 1877 708 7512 708" svg:viewBox="0 0 7513 709">
          <text:p/>
        </draw:connector>
        <draw:frame draw:style-name="gr5" draw:text-style-name="P1" xml:id="id35" draw:id="id35" draw:layer="layout" svg:width="2.026cm" svg:height="0.988cm" svg:x="2.7cm" svg:y="8.8cm">
          <draw:text-box>
            <text:p>item</text:p>
          </draw:text-box>
        </draw:frame>
        <draw:frame draw:style-name="gr8" draw:text-style-name="P1" xml:id="id36" draw:id="id36" draw:layer="layout" svg:width="1.264cm" svg:height="0.988cm" svg:x="8.8cm" svg:y="10cm">
          <draw:text-box>
            <text:p>17</text:p>
          </draw:text-box>
        </draw:frame>
        <draw:connector draw:style-name="gr6" draw:text-style-name="P2" draw:layer="layout" draw:type="curve" svg:x1="4.726cm" svg:y1="9.294cm" svg:x2="8.8cm" svg:y2="10.494cm" draw:start-shape="id35" draw:start-glue-point="1" draw:end-shape="id36" draw:end-glue-point="3" svg:d="M4726 9294c3055 0 1019 1200 4074 1200" svg:viewBox="0 0 4075 1201">
          <text:p/>
        </draw:connector>
        <draw:frame draw:style-name="gr4" draw:text-style-name="P1" xml:id="id37" draw:id="id37" draw:layer="layout" svg:width="2.407cm" svg:height="0.988cm" svg:x="2.6cm" svg:y="8cm">
          <draw:text-box>
            <text:p>index</text:p>
          </draw:text-box>
        </draw:frame>
        <draw:frame draw:style-name="gr3" draw:text-style-name="P6" xml:id="id38" draw:id="id38" draw:layer="layout" svg:width="0.883cm" svg:height="0.988cm" svg:x="11.2cm" svg:y="9cm">
          <draw:text-box>
            <text:p><text:span text:style-name="T5">3</text:span></text:p>
          </draw:text-box>
        </draw:frame>
        <draw:connector draw:style-name="gr14" draw:text-style-name="P2" draw:layer="layout" draw:type="curve" svg:x1="3.803cm" svg:y1="8cm" svg:x2="11.641cm" svg:y2="9cm" draw:start-shape="id37" draw:start-glue-point="0" draw:end-shape="id38" draw:end-glue-point="0" svg:d="M3803 8000c0-750 7838-1250 7838 1000" svg:viewBox="0 0 7839 1634">
          <text:p/>
        </draw:connector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9" draw:text-style-name="P1" draw:layer="layout" svg:width="20.2cm" svg:height="2.462cm" svg:x="2.6cm" svg:y="1.25cm">
          <draw:text-box>
            <text:p>eef de pseudocode van een algoritme dat een getal in een gesorteerde array op de goede plaats toevoegt</text:p>
          </draw:text-box>
        </draw:frame>
        <draw:frame draw:style-name="standard" xml:id="id40" draw:id="id40" draw:layer="layout" svg:width="14.098cm" svg:height="1.303cm" svg:x="10.795cm" svg:y="6.3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1</text:p>
              </table:table-cell>
              <table:table-cell>
                <text:p>7</text:p>
              </table:table-cell>
              <table:table-cell>
                <text:p>15</text:p>
              </table:table-cell>
              <table:table-cell table:style-name="ce1">
                <text:p><text:span text:style-name="T2">17</text:span></text:p>
              </table:table-cell>
              <table:table-cell>
                <text:p>30</text:p>
              </table:table-cell>
              <table:table-cell>
                <text:p>ø</text:p>
              </table:table-cell>
              <table:table-cell>
                <text:p>ø</text:p>
              </table:table-cell>
              <table:table-cell>
                <text:p>ø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2" draw:text-style-name="P2" draw:layer="layout" svg:x1="6cm" svg:y1="5cm" svg:x2="6cm" svg:y2="14.2cm">
          <text:p/>
        </draw:line>
        <draw:frame draw:style-name="gr3" draw:text-style-name="P1" xml:id="id39" draw:id="id39" draw:layer="layout" svg:width="0.883cm" svg:height="0.988cm" svg:x="2.4cm" svg:y="5.8cm">
          <draw:text-box>
            <text:p>A</text:p>
          </draw:text-box>
        </draw:frame>
        <draw:frame draw:style-name="gr4" draw:text-style-name="P3" draw:layer="layout" svg:width="2.407cm" svg:height="0.988cm" svg:x="1.6cm" svg:y="4.4cm">
          <draw:text-box>
            <text:p><text:span text:style-name="T1">stack</text:span></text:p>
          </draw:text-box>
        </draw:frame>
        <draw:frame draw:style-name="gr5" draw:text-style-name="P3" draw:layer="layout" svg:width="2.026cm" svg:height="0.988cm" svg:x="9.2cm" svg:y="4.6cm">
          <draw:text-box>
            <text:p><text:span text:style-name="T1">heap</text:span></text:p>
          </draw:text-box>
        </draw:frame>
        <draw:connector draw:style-name="gr6" draw:text-style-name="P2" draw:layer="layout" draw:type="curve" svg:x1="3.283cm" svg:y1="6.294cm" svg:x2="10.795cm" svg:y2="7.002cm" draw:start-shape="id39" draw:start-glue-point="1" draw:end-shape="id40" draw:end-glue-point="3" svg:d="M3283 6294c5632 0 1877 708 7512 708" svg:viewBox="0 0 7513 709">
          <text:p/>
        </draw:connector>
        <draw:frame draw:style-name="gr5" draw:text-style-name="P1" xml:id="id41" draw:id="id41" draw:layer="layout" svg:width="2.026cm" svg:height="0.988cm" svg:x="2.7cm" svg:y="8.8cm">
          <draw:text-box>
            <text:p>item</text:p>
          </draw:text-box>
        </draw:frame>
        <draw:frame draw:style-name="gr8" draw:text-style-name="P1" xml:id="id42" draw:id="id42" draw:layer="layout" svg:width="1.264cm" svg:height="0.988cm" svg:x="8.8cm" svg:y="10cm">
          <draw:text-box>
            <text:p>17</text:p>
          </draw:text-box>
        </draw:frame>
        <draw:connector draw:style-name="gr6" draw:text-style-name="P2" draw:layer="layout" draw:type="curve" svg:x1="4.726cm" svg:y1="9.294cm" svg:x2="8.8cm" svg:y2="10.494cm" draw:start-shape="id41" draw:start-glue-point="1" draw:end-shape="id42" draw:end-glue-point="3" svg:d="M4726 9294c3055 0 1019 1200 4074 1200" svg:viewBox="0 0 4075 1201">
          <text:p/>
        </draw:connector>
        <draw:frame draw:style-name="gr4" draw:text-style-name="P1" xml:id="id43" draw:id="id43" draw:layer="layout" svg:width="2.407cm" svg:height="0.988cm" svg:x="2.6cm" svg:y="8cm">
          <draw:text-box>
            <text:p>index</text:p>
          </draw:text-box>
        </draw:frame>
        <draw:frame draw:style-name="gr3" draw:text-style-name="P6" xml:id="id44" draw:id="id44" draw:layer="layout" svg:width="0.883cm" svg:height="0.988cm" svg:x="11.2cm" svg:y="9cm">
          <draw:text-box>
            <text:p><text:span text:style-name="T5">3</text:span></text:p>
          </draw:text-box>
        </draw:frame>
        <draw:connector draw:style-name="gr14" draw:text-style-name="P2" draw:layer="layout" draw:type="curve" svg:x1="3.803cm" svg:y1="8cm" svg:x2="11.641cm" svg:y2="9cm" draw:start-shape="id43" draw:start-glue-point="0" draw:end-shape="id44" draw:end-glue-point="0" svg:d="M3803 8000c0-750 7838-1250 7838 1000" svg:viewBox="0 0 7839 1634">
          <text:p/>
        </draw:connector>
        <draw:connector draw:style-name="gr12" draw:text-style-name="P2" draw:layer="layout" draw:type="curve" svg:x1="17.387cm" svg:y1="6.048cm" svg:x2="18.366cm" svg:y2="6.07cm" svg:d="M17387 6048c735 0 246 22 979 22" svg:viewBox="0 0 980 23">
          <text:p/>
        </draw:connector>
        <draw:line draw:style-name="gr12" draw:text-style-name="P2" draw:layer="layout" svg:x1="19cm" svg:y1="6cm" svg:x2="20.4cm" svg:y2="6cm">
          <text:p/>
        </draw:line>
        <draw:frame draw:style-name="gr7" draw:text-style-name="P1" xml:id="id45" draw:id="id45" draw:layer="layout" svg:width="1.645cm" svg:height="0.988cm" svg:x="2.2cm" svg:y="12.012cm">
          <draw:text-box>
            <text:p>tmp</text:p>
          </draw:text-box>
        </draw:frame>
        <draw:frame draw:style-name="gr8" draw:text-style-name="P5" xml:id="id46" draw:id="id46" draw:layer="layout" svg:width="1.264cm" svg:height="0.988cm" svg:x="7.4cm" svg:y="12.8cm">
          <draw:text-box>
            <text:p><text:span text:style-name="T3">20</text:span></text:p>
          </draw:text-box>
        </draw:frame>
        <draw:connector draw:style-name="gr6" draw:text-style-name="P2" draw:layer="layout" draw:type="curve" svg:x1="3.845cm" svg:y1="12.506cm" svg:x2="7.4cm" svg:y2="13.294cm" draw:start-shape="id45" draw:start-glue-point="1" draw:end-shape="id46" draw:end-glue-point="3" svg:d="M3845 12506c2667 0 890 788 3555 788" svg:viewBox="0 0 3556 789">
          <text:p/>
        </draw:connector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0" draw:text-style-name="P10" draw:layer="layout" svg:width="21.484cm" svg:height="9.379cm" svg:x="2.516cm" svg:y="4.6cm">
          <draw:text-box>
            <text:p text:style-name="P9"><text:span text:style-name="T7"><text:s/></text:span><text:span text:style-name="T7"><text:tab/></text:span><text:span text:style-name="T7">index = 0</text:span></text:p>
            <text:p text:style-name="P9"><text:span text:style-name="T7"><text:s text:c="4"/></text:span><text:span text:style-name="T8">while index &lt;= len(sorted_int_list) - 1:</text:span></text:p>
            <text:p text:style-name="P9"><text:span text:style-name="T7"><text:s text:c="8"/></text:span><text:span text:style-name="T7">if sorted_int_list[index] &lt; item:</text:span></text:p>
            <text:p text:style-name="P9"><text:span text:style-name="T7"><text:s text:c="12"/></text:span><text:span text:style-name="T7">#just proceed</text:span></text:p>
            <text:p text:style-name="P9"><text:span text:style-name="T7"><text:s text:c="12"/></text:span><text:span text:style-name="T7">pass</text:span></text:p>
            <text:p text:style-name="P9"><text:span text:style-name="T7"><text:s text:c="8"/></text:span><text:span text:style-name="T7">else:</text:span></text:p>
            <text:p text:style-name="P9"><text:span text:style-name="T7"><text:s text:c="12"/></text:span><text:span text:style-name="T7">#insert item</text:span></text:p>
            <text:p text:style-name="P9"><text:span text:style-name="T7"><text:s text:c="12"/></text:span><text:span text:style-name="T7">tmp = sorted_int_list[index]</text:span></text:p>
            <text:p text:style-name="P9"><text:span text:style-name="T7"><text:s text:c="12"/></text:span><text:span text:style-name="T7">sorted_int_list[index] = item</text:span></text:p>
            <text:p text:style-name="P9"><text:span text:style-name="T7"><text:s text:c="12"/></text:span><text:span text:style-name="T7">item = tmp</text:span></text:p>
            <text:p text:style-name="P9"><text:span text:style-name="T7"><text:s text:c="8"/></text:span><text:span text:style-name="T7">index += 1</text:span></text:p>
            <text:p text:style-name="P9"><text:span text:style-name="T7"><text:s text:c="4"/></text:span><text:span text:style-name="T7">#at the end of the list, append the last item</text:span></text:p>
            <text:p text:style-name="P9"><text:span text:style-name="T7"><text:s text:c="4"/></text:span><text:span text:style-name="T7">sorted_int_list.append(item)</text:span></text:p>
          </draw:text-box>
        </draw:frame>
        <draw:frame draw:style-name="gr17" draw:text-style-name="P1" draw:layer="layout" svg:width="10.2cm" svg:height="1cm" svg:x="2.8cm" svg:y="3.2cm">
          <draw:text-box>
            <text:p>Tijdscomplexiteit?</text:p>
          </draw:text-box>
        </draw:frame>
        <draw:frame draw:style-name="gr18" draw:text-style-name="P5" draw:layer="layout" svg:width="13.456cm" svg:height="0.988cm" svg:x="3.344cm" svg:y="13.588cm">
          <draw:text-box>
            <text:p xml:id="id70" text:id="id70"><text:span text:style-name="T3">Één loop over alle items =&gt; O(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9" draw:text-style-name="P1" draw:layer="layout" svg:width="20.2cm" svg:height="2.462cm" svg:x="2.6cm" svg:y="1.25cm">
          <draw:text-box>
            <text:p>Geef de pseudocode van een algoritme dat een getal in een gesorteerde array op de goede plaats toevoegt</text:p>
          </draw:text-box>
        </draw:frame>
        <draw:frame draw:style-name="standard" xml:id="id48" draw:id="id48" draw:layer="layout" svg:width="14.098cm" svg:height="1.303cm" svg:x="10.795cm" svg:y="6.3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1</text:p>
              </table:table-cell>
              <table:table-cell>
                <text:p>7</text:p>
              </table:table-cell>
              <table:table-cell>
                <text:p>15</text:p>
              </table:table-cell>
              <table:table-cell>
                <text:p>20</text:p>
              </table:table-cell>
              <table:table-cell>
                <text:p>30</text:p>
              </table:table-cell>
              <table:table-cell table:style-name="ce1">
                <text:p><text:span text:style-name="T2">30</text:span></text:p>
              </table:table-cell>
              <table:table-cell>
                <text:p>ø</text:p>
              </table:table-cell>
              <table:table-cell>
                <text:p>ø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2" draw:text-style-name="P2" draw:layer="layout" svg:x1="6cm" svg:y1="5cm" svg:x2="6cm" svg:y2="14.2cm">
          <text:p/>
        </draw:line>
        <draw:frame draw:style-name="gr3" draw:text-style-name="P1" xml:id="id47" draw:id="id47" draw:layer="layout" svg:width="0.883cm" svg:height="0.988cm" svg:x="2.4cm" svg:y="5.8cm">
          <draw:text-box>
            <text:p>A</text:p>
          </draw:text-box>
        </draw:frame>
        <draw:frame draw:style-name="gr4" draw:text-style-name="P3" draw:layer="layout" svg:width="2.407cm" svg:height="0.988cm" svg:x="1.6cm" svg:y="4.4cm">
          <draw:text-box>
            <text:p><text:span text:style-name="T1">stack</text:span></text:p>
          </draw:text-box>
        </draw:frame>
        <draw:frame draw:style-name="gr5" draw:text-style-name="P3" draw:layer="layout" svg:width="2.026cm" svg:height="0.988cm" svg:x="9.2cm" svg:y="4.6cm">
          <draw:text-box>
            <text:p><text:span text:style-name="T1">heap</text:span></text:p>
          </draw:text-box>
        </draw:frame>
        <draw:connector draw:style-name="gr6" draw:text-style-name="P2" draw:layer="layout" draw:type="curve" svg:x1="3.283cm" svg:y1="6.294cm" svg:x2="10.795cm" svg:y2="7.002cm" draw:start-shape="id47" draw:start-glue-point="1" draw:end-shape="id48" draw:end-glue-point="3" svg:d="M3283 6294c5632 0 1877 708 7512 708" svg:viewBox="0 0 7513 709">
          <text:p/>
        </draw:connector>
        <draw:frame draw:style-name="gr5" draw:text-style-name="P1" xml:id="id49" draw:id="id49" draw:layer="layout" svg:width="2.026cm" svg:height="0.988cm" svg:x="2.7cm" svg:y="8.8cm">
          <draw:text-box>
            <text:p>item</text:p>
          </draw:text-box>
        </draw:frame>
        <draw:frame draw:style-name="gr8" draw:text-style-name="P1" xml:id="id50" draw:id="id50" draw:layer="layout" svg:width="1.264cm" svg:height="0.988cm" svg:x="8.8cm" svg:y="10cm">
          <draw:text-box>
            <text:p>17</text:p>
          </draw:text-box>
        </draw:frame>
        <draw:connector draw:style-name="gr6" draw:text-style-name="P2" draw:layer="layout" draw:type="curve" svg:x1="4.726cm" svg:y1="9.294cm" svg:x2="8.8cm" svg:y2="10.494cm" draw:start-shape="id49" draw:start-glue-point="1" draw:end-shape="id50" draw:end-glue-point="3" svg:d="M4726 9294c3055 0 1019 1200 4074 1200" svg:viewBox="0 0 4075 1201">
          <text:p/>
        </draw:connector>
        <draw:frame draw:style-name="gr4" draw:text-style-name="P1" xml:id="id51" draw:id="id51" draw:layer="layout" svg:width="2.407cm" svg:height="0.988cm" svg:x="2.6cm" svg:y="8cm">
          <draw:text-box>
            <text:p>index</text:p>
          </draw:text-box>
        </draw:frame>
        <draw:frame draw:style-name="gr3" draw:text-style-name="P5" xml:id="id52" draw:id="id52" draw:layer="layout" svg:width="0.883cm" svg:height="0.988cm" svg:x="8.8cm" svg:y="8.6cm">
          <draw:text-box>
            <text:p xml:id="id71" text:id="id71"><text:span text:style-name="T3">5</text:span></text:p>
          </draw:text-box>
        </draw:frame>
        <draw:connector draw:style-name="gr6" draw:text-style-name="P2" xml:id="id72" draw:id="id72" draw:layer="layout" draw:type="curve" svg:x1="5.007cm" svg:y1="8.494cm" svg:x2="8.8cm" svg:y2="9.094cm" draw:start-shape="id51" draw:start-glue-point="1" draw:end-shape="id52" draw:end-glue-point="3" svg:d="M5007 8494c2845 0 949 600 3793 600" svg:viewBox="0 0 3794 601">
          <text:p/>
        </draw:connector>
        <draw:frame draw:style-name="gr21" draw:text-style-name="P10" draw:layer="layout" svg:width="14cm" svg:height="4.163cm" svg:x="12.8cm" svg:y="7.8cm">
          <draw:text-box>
            <text:p text:style-name="P9"><text:span text:style-name="T9">Zolang index &gt; 0:</text:span></text:p>
            <text:p text:style-name="P9"><text:span text:style-name="T9"><text:tab/></text:span><text:span text:style-name="T9">if A[index -1] &gt; item:</text:span></text:p>
            <text:p text:style-name="P9"><text:span text:style-name="T9"><text:tab/></text:span><text:span text:style-name="T9"><text:tab/></text:span><text:span text:style-name="T9">A[index] = A[index – 1]</text:span></text:p>
            <text:p text:style-name="P9"><text:span text:style-name="T9"><text:tab/></text:span><text:span text:style-name="T9">...</text:span></text:p>
            <text:p text:style-name="P9"><text:span text:style-name="T9"><text:tab/></text:span></text:p>
            <text:p text:style-name="P9"><text:span text:style-name="T9"><text:tab/></text:span><text:span text:style-name="T9">index = index -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</anim:seq>
        </anim:par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9" draw:text-style-name="P1" draw:layer="layout" svg:width="20.2cm" svg:height="2.462cm" svg:x="2.6cm" svg:y="1.25cm">
          <draw:text-box>
            <text:p>Geef de pseudocode van een algoritme dat een getal in een gesorteerde array op de goede plaats toevoegt</text:p>
          </draw:text-box>
        </draw:frame>
        <draw:frame draw:style-name="standard" xml:id="id54" draw:id="id54" draw:layer="layout" svg:width="14.098cm" svg:height="1.303cm" svg:x="11.052cm" svg:y="5.0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1</text:p>
              </table:table-cell>
              <table:table-cell>
                <text:p>7</text:p>
              </table:table-cell>
              <table:table-cell>
                <text:p>15</text:p>
              </table:table-cell>
              <table:table-cell>
                <text:p>20</text:p>
              </table:table-cell>
              <table:table-cell>
                <text:p>30</text:p>
              </table:table-cell>
              <table:table-cell table:style-name="ce1">
                <text:p><text:span text:style-name="T2">30</text:span></text:p>
              </table:table-cell>
              <table:table-cell>
                <text:p>ø</text:p>
              </table:table-cell>
              <table:table-cell>
                <text:p>ø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2" draw:text-style-name="P2" draw:layer="layout" svg:x1="6cm" svg:y1="5cm" svg:x2="6cm" svg:y2="14.2cm">
          <text:p/>
        </draw:line>
        <draw:frame draw:style-name="gr3" draw:text-style-name="P1" xml:id="id53" draw:id="id53" draw:layer="layout" svg:width="0.883cm" svg:height="0.988cm" svg:x="2.4cm" svg:y="5.8cm">
          <draw:text-box>
            <text:p>A</text:p>
          </draw:text-box>
        </draw:frame>
        <draw:frame draw:style-name="gr4" draw:text-style-name="P3" draw:layer="layout" svg:width="2.407cm" svg:height="0.988cm" svg:x="1.6cm" svg:y="4.4cm">
          <draw:text-box>
            <text:p><text:span text:style-name="T1">stack</text:span></text:p>
          </draw:text-box>
        </draw:frame>
        <draw:frame draw:style-name="gr5" draw:text-style-name="P3" draw:layer="layout" svg:width="2.026cm" svg:height="0.988cm" svg:x="9.2cm" svg:y="4.6cm">
          <draw:text-box>
            <text:p><text:span text:style-name="T1">heap</text:span></text:p>
          </draw:text-box>
        </draw:frame>
        <draw:connector draw:style-name="gr6" draw:text-style-name="P2" draw:layer="layout" draw:type="curve" svg:x1="3.283cm" svg:y1="6.294cm" svg:x2="11.052cm" svg:y2="5.732cm" draw:start-shape="id53" draw:start-glue-point="1" draw:end-shape="id54" draw:end-glue-point="3" svg:d="M3283 6294c5826 0 1942-562 7769-562" svg:viewBox="0 0 7770 563">
          <text:p/>
        </draw:connector>
        <draw:frame draw:style-name="gr5" draw:text-style-name="P1" xml:id="id55" draw:id="id55" draw:layer="layout" svg:width="2.026cm" svg:height="0.988cm" svg:x="2.7cm" svg:y="8.8cm">
          <draw:text-box>
            <text:p>item</text:p>
          </draw:text-box>
        </draw:frame>
        <draw:frame draw:style-name="gr8" draw:text-style-name="P1" xml:id="id56" draw:id="id56" draw:layer="layout" svg:width="1.264cm" svg:height="0.988cm" svg:x="8.8cm" svg:y="10cm">
          <draw:text-box>
            <text:p>17</text:p>
          </draw:text-box>
        </draw:frame>
        <draw:connector draw:style-name="gr6" draw:text-style-name="P2" draw:layer="layout" draw:type="curve" svg:x1="4.726cm" svg:y1="9.294cm" svg:x2="8.8cm" svg:y2="10.494cm" draw:start-shape="id55" draw:start-glue-point="1" draw:end-shape="id56" draw:end-glue-point="3" svg:d="M4726 9294c3055 0 1019 1200 4074 1200" svg:viewBox="0 0 4075 1201">
          <text:p/>
        </draw:connector>
        <draw:frame draw:style-name="gr4" draw:text-style-name="P1" xml:id="id57" draw:id="id57" draw:layer="layout" svg:width="2.407cm" svg:height="0.988cm" svg:x="2.6cm" svg:y="8cm">
          <draw:text-box>
            <text:p>index</text:p>
          </draw:text-box>
        </draw:frame>
        <draw:frame draw:style-name="gr3" draw:text-style-name="P5" xml:id="id58" draw:id="id58" draw:layer="layout" svg:width="0.883cm" svg:height="0.988cm" svg:x="8.8cm" svg:y="8.6cm">
          <draw:text-box>
            <text:p xml:id="id73" text:id="id73"><text:span text:style-name="T3">5</text:span></text:p>
          </draw:text-box>
        </draw:frame>
        <draw:connector draw:style-name="gr6" draw:text-style-name="P2" xml:id="id74" draw:id="id74" draw:layer="layout" draw:type="curve" svg:x1="5.007cm" svg:y1="8.494cm" svg:x2="8.8cm" svg:y2="9.094cm" draw:start-shape="id57" draw:start-glue-point="1" draw:end-shape="id58" draw:end-glue-point="3" svg:d="M5007 8494c2845 0 949 600 3793 600" svg:viewBox="0 0 3794 601">
          <text:p/>
        </draw:connector>
        <draw:frame draw:style-name="gr22" draw:text-style-name="P11" draw:layer="layout" svg:width="19.8cm" svg:height="8.951cm" svg:x="8.578cm" svg:y="6.843cm">
          <draw:text-box>
            <text:p text:style-name="P9"><text:span text:style-name="T10"><text:s text:c="4"/></text:span><text:span text:style-name="T10">index = len(sorted_int_list)</text:span></text:p>
            <text:p text:style-name="P9"><text:span text:style-name="T10"><text:s text:c="4"/></text:span><text:span text:style-name="T10">#making space. len(list) ≠ sizeof(list)!</text:span></text:p>
            <text:p text:style-name="P9"><text:span text:style-name="T10"><text:s text:c="4"/></text:span><text:span text:style-name="T10">sorted_int_list.append(item)</text:span></text:p>
            <text:p text:style-name="P9"><text:span text:style-name="T10"/></text:p>
            <text:p text:style-name="P9"><text:span text:style-name="T10"><text:s text:c="4"/></text:span><text:span text:style-name="T10">while index &gt; 0:</text:span></text:p>
            <text:p text:style-name="P9"><text:span text:style-name="T10"><text:s text:c="8"/></text:span><text:span text:style-name="T10">if sorted_int_list[index - 1] &gt; item:</text:span></text:p>
            <text:p text:style-name="P9"><text:span text:style-name="T10"><text:s text:c="12"/></text:span><text:span text:style-name="T10">sorted_int_list[index] = sorted_int_list[index - 1]</text:span></text:p>
            <text:p text:style-name="P9"><text:span text:style-name="T10"><text:s text:c="8"/></text:span><text:span text:style-name="T10">else:</text:span></text:p>
            <text:p text:style-name="P9"><text:span text:style-name="T10"><text:s text:c="12"/></text:span><text:span text:style-name="T11">sorted_int_list[index] = item</text:span></text:p>
            <text:p text:style-name="P9"><text:span text:style-name="T10"><text:s text:c="12"/></text:span><text:span text:style-name="T10">#ready! break out of the loop</text:span></text:p>
            <text:p text:style-name="P9"><text:span text:style-name="T10"><text:s text:c="12"/></text:span><text:span text:style-name="T10">index = -1</text:span></text:p>
            <text:p text:style-name="P9"><text:span text:style-name="T10"><text:s text:c="8"/></text:span><text:span text:style-name="T10">index = index - 1</text:span></text:p>
            <text:p text:style-name="P9"><text:span text:style-name="T10"><text:s text:c="4"/></text:span><text:span text:style-name="T10">if index == 0:</text:span></text:p>
            <text:p text:style-name="P9"><text:span text:style-name="T10"><text:s text:c="8"/></text:span><text:span text:style-name="T10">sorted_int_list[0] = i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</anim:seq>
        </anim:par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3" draw:text-style-name="P12" draw:layer="layout" svg:width="13.456cm" svg:height="12.781cm" svg:x="0.4cm" svg:y="1.019cm">
          <draw:text-box>
            <text:p><text:span text:style-name="T12">Naam: InsertItem()</text:span></text:p>
            <text:p><text:span text:style-name="T12">Doel: voeg een integer i op de juiste plaats in een gesorteerde array A toe</text:span></text:p>
            <text:p><text:span text:style-name="T12">Input: een array van integers A en een integer i</text:span></text:p>
            <text:p><text:span text:style-name="T12">Output: -</text:span></text:p>
            <text:p><text:span text:style-name="T12">Precondities: in A bevinden zich alleen integers, A is gesorteerd van klein naar groot</text:span></text:p>
            <text:p><text:span text:style-name="T12">Postcondities: i is na afloop op de juiste plaats in A toegevoegd.</text:span></text:p>
            <text:p><text:span text:style-name="T12"/></text:p>
            <text:p><text:span text:style-name="T12"/></text:p>
          </draw:text-box>
        </draw:frame>
        <draw:frame draw:style-name="gr24" draw:text-style-name="P1" draw:layer="layout" svg:width="13.837cm" svg:height="10.111cm" svg:x="12.8cm" svg:y="1.8cm">
          <draw:text-box>
            <text:p text:style-name="P9"><text:span text:style-name="T12"><text:tab/></text:span><text:span text:style-name="T12">Algoritme:</text:span></text:p>
            <text:p text:style-name="P9"><text:span text:style-name="T12"/></text:p>
            <text:p text:style-name="P9"><text:span text:style-name="T12"><text:s text:c="4"/></text:span><text:span text:style-name="T12">index = len(sorted_int_list)</text:span></text:p>
            <text:p text:style-name="P9"><text:span text:style-name="T12"><text:s text:c="4"/></text:span><text:span text:style-name="T12">#making space. len(list) ≠ sizeof(list)!</text:span></text:p>
            <text:p text:style-name="P9"><text:span text:style-name="T12"><text:s text:c="4"/></text:span><text:span text:style-name="T12">sorted_int_list.append(item)</text:span></text:p>
            <text:p text:style-name="P9"><text:span text:style-name="T12"/></text:p>
            <text:p text:style-name="P9"><text:span text:style-name="T12"><text:s text:c="4"/></text:span><text:span text:style-name="T13">while index &gt; 0:</text:span></text:p>
            <text:p text:style-name="P9"><text:span text:style-name="T12"><text:s text:c="8"/></text:span><text:span text:style-name="T12">if sorted_int_list[index - 1] &gt; item:</text:span></text:p>
            <text:p text:style-name="P9"><text:span text:style-name="T12"><text:s text:c="12"/></text:span><text:span text:style-name="T12">sorted_int_list[index] = </text:span></text:p>
            <text:p text:style-name="P9"><text:span text:style-name="T12"><text:tab/></text:span><text:span text:style-name="T12"><text:tab/></text:span><text:span text:style-name="T12"><text:tab/></text:span><text:span text:style-name="T12"><text:tab/></text:span><text:span text:style-name="T12">sorted_int_list[index - 1]</text:span></text:p>
            <text:p text:style-name="P9"><text:span text:style-name="T12"><text:s text:c="8"/></text:span><text:span text:style-name="T12">else:</text:span></text:p>
            <text:p text:style-name="P9"><text:span text:style-name="T12"><text:s text:c="12"/></text:span><text:span text:style-name="T12">sorted_int_list[index] = item</text:span></text:p>
            <text:p text:style-name="P9"><text:span text:style-name="T12"><text:s text:c="12"/></text:span><text:span text:style-name="T12">#ready! break out of the loop</text:span></text:p>
            <text:p text:style-name="P9"><text:span text:style-name="T12"><text:s text:c="12"/></text:span><text:span text:style-name="T12">index = -1</text:span></text:p>
            <text:p text:style-name="P9"><text:span text:style-name="T12"><text:s text:c="8"/></text:span><text:span text:style-name="T12">index = index - 1</text:span></text:p>
            <text:p text:style-name="P9"><text:span text:style-name="T12"><text:s text:c="4"/></text:span><text:span text:style-name="T12">if index == 0:</text:span></text:p>
            <text:p text:style-name="P9"><text:span text:style-name="T12"><text:s text:c="8"/></text:span><text:span text:style-name="T12">sorted_int_list[0] = item</text:span></text:p>
          </draw:text-box>
        </draw:frame>
        <draw:frame draw:style-name="gr25" draw:text-style-name="P5" draw:layer="layout" svg:width="17.647cm" svg:height="0.988cm" svg:x="4.4cm" svg:y="14.2cm">
          <draw:text-box>
            <text:p xml:id="id75" text:id="id75"><text:span text:style-name="T3">Één loop over (worst case) alle items =&gt; O(n)</text:span></text:p>
          </draw:text-box>
        </draw:frame>
        <draw:frame draw:style-name="gr26" draw:text-style-name="P1" draw:layer="layout" svg:width="12.4cm" svg:height="1.093cm" svg:x="4.2cm" svg:y="13cm">
          <draw:text-box>
            <text:p>Tijdscomplexitijd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2" draw:text-style-name="P14" draw:layer="layout" svg:width="23.199cm" svg:height="2.629cm" svg:x="2cm" svg:y="0.628cm" presentation:class="title" presentation:user-transformed="true">
          <draw:text-box>
            <text:p text:style-name="P13"><text:span text:style-name="T14">A is een array van getallen waarvan er een dubbel voorkomt. Ontwerp een efficient algoritme (pseudocode) dat het dubbele getal opspoort.</text:span></text:p>
          </draw:text-box>
        </draw:frame>
        <draw:frame presentation:style-name="pr3" draw:text-style-name="P16" draw:layer="layout" svg:width="12.297cm" svg:height="9.134cm" svg:x="1.4cm" svg:y="3.685cm" presentation:class="outline">
          <draw:text-box>
            <text:list text:style-name="L3">
              <text:list-item>
                <text:p text:style-name="P15">index = 0</text:p>
              </text:list-item>
              <text:list-item>
                <text:p text:style-name="P15"/>
              </text:list-item>
              <text:list-item>
                <text:p text:style-name="P15">Zolang index &lt; len(A):</text:p>
              </text:list-item>
              <text:list-item>
                <text:p text:style-name="P15"><text:s text:c="4"/>index1 = index + 1</text:p>
              </text:list-item>
              <text:list-item>
                <text:p text:style-name="P15"><text:s text:c="4"/>zolang index1 &lt; len(A):</text:p>
              </text:list-item>
              <text:list-item>
                <text:p text:style-name="P15"><text:s text:c="8"/>als A[index] = A[index1]:</text:p>
              </text:list-item>
              <text:list-item>
                <text:p text:style-name="P15"><text:s text:c="12"/>return A[index]</text:p>
              </text:list-item>
              <text:list-item>
                <text:p text:style-name="P15"><text:s text:c="8"/>else:</text:p>
              </text:list-item>
              <text:list-item>
                <text:p text:style-name="P15"><text:s text:c="12"/>index1 = index1 + 1</text:p>
              </text:list-item>
              <text:list-item>
                <text:p text:style-name="P15"><text:s text:c="4"/>index = index + 1</text:p>
              </text:list-item>
            </text:list>
          </draw:text-box>
        </draw:frame>
        <draw:frame presentation:style-name="pr4" draw:text-style-name="P16" draw:layer="layout" svg:width="12.297cm" svg:height="9.134cm" svg:x="14.313cm" svg:y="3.685cm" presentation:class="outline">
          <draw:text-box>
            <text:list text:style-name="L3">
              <text:list-item>
                <text:p text:style-name="P15"><text:span text:style-name="T15">sorteer A</text:span></text:p>
              </text:list-item>
              <text:list-item>
                <text:p text:style-name="P15"><text:span text:style-name="T15">index = 0</text:span></text:p>
              </text:list-item>
              <text:list-item>
                <text:p text:style-name="P15"><text:span text:style-name="T15">Zolang index &lt; len(A) - 1:</text:span></text:p>
              </text:list-item>
              <text:list-item>
                <text:p text:style-name="P15"><text:span text:style-name="T15"><text:s text:c="4"/></text:span><text:span text:style-name="T15">als A[index] = A[index + 1]</text:span></text:p>
              </text:list-item>
              <text:list-item>
                <text:p text:style-name="P15"><text:span text:style-name="T15"><text:s text:c="8"/></text:span><text:span text:style-name="T15">return A[index]</text:span></text:p>
              </text:list-item>
              <text:list-item>
                <text:p text:style-name="P15"><text:span text:style-name="T15"><text:s text:c="4"/></text:span><text:span text:style-name="T15">else:</text:span></text:p>
              </text:list-item>
              <text:list-item>
                <text:p text:style-name="P15"><text:span text:style-name="T15"><text:s text:c="8"/></text:span><text:span text:style-name="T15">index = index + 1</text:span></text:p>
              </text:list-item>
              <text:list-item>
                <text:p text:style-name="P15"/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2" draw:text-style-name="P14" draw:layer="layout" svg:width="23.199cm" svg:height="2.629cm" svg:x="2cm" svg:y="0.628cm" presentation:class="title" presentation:user-transformed="true">
          <draw:text-box>
            <text:p text:style-name="P13"><text:span text:style-name="T14">A is </text:span><text:span text:style-name="T14">een </text:span><text:span text:style-name="T14">array </text:span><text:span text:style-name="T14">van </text:span><text:span text:style-name="T14">getalle</text:span><text:span text:style-name="T14">n </text:span><text:span text:style-name="T14">waarva</text:span><text:span text:style-name="T14">n er </text:span><text:span text:style-name="T14">een </text:span><text:span text:style-name="T14">dubbel </text:span><text:span text:style-name="T14">voorko</text:span><text:span text:style-name="T14">mt. </text:span><text:span text:style-name="T14">Ontwer</text:span><text:span text:style-name="T14">p een </text:span><text:span text:style-name="T14">efficien</text:span><text:span text:style-name="T14">t </text:span><text:span text:style-name="T14">algorit</text:span><text:span text:style-name="T14">me </text:span><text:span text:style-name="T14">(pseud</text:span><text:span text:style-name="T14">ocode) </text:span><text:span text:style-name="T14">dat het </text:span><text:span text:style-name="T14">dubbel</text:span><text:span text:style-name="T14">e getal </text:span><text:span text:style-name="T14">opspo</text:span><text:span text:style-name="T14">ort.</text:span></text:p>
          </draw:text-box>
        </draw:frame>
        <draw:frame presentation:style-name="pr5" draw:text-style-name="P16" draw:layer="layout" svg:width="12.297cm" svg:height="9.134cm" svg:x="1.4cm" svg:y="3.685cm" presentation:class="outline">
          <draw:text-box>
            <text:list text:style-name="L3">
              <text:list-item>
                <text:p text:style-name="P15">index = 0</text:p>
              </text:list-item>
              <text:list-item>
                <text:p text:style-name="P15"/>
              </text:list-item>
              <text:list-item>
                <text:p text:style-name="P15"><text:span text:style-name="T16">Zolang index &lt; </text:span><text:span text:style-name="T16">len(A):</text:span></text:p>
              </text:list-item>
              <text:list-item>
                <text:p text:style-name="P15"><text:s text:c="4"/>index1 = index + 1</text:p>
              </text:list-item>
              <text:list-item>
                <text:p text:style-name="P15"><text:s text:c="4"/><text:span text:style-name="T16">zolang index1 &lt; </text:span><text:span text:style-name="T16">len(A):</text:span></text:p>
              </text:list-item>
              <text:list-item>
                <text:p text:style-name="P15"><text:s text:c="8"/>als A[index] = A[index1]:</text:p>
              </text:list-item>
              <text:list-item>
                <text:p text:style-name="P15"><text:s text:c="12"/>return A[index]</text:p>
              </text:list-item>
              <text:list-item>
                <text:p text:style-name="P15"><text:s text:c="8"/>else:</text:p>
              </text:list-item>
              <text:list-item>
                <text:p text:style-name="P15"><text:s text:c="12"/>index1 = index1 + 1</text:p>
              </text:list-item>
              <text:list-item>
                <text:p text:style-name="P15"><text:s text:c="4"/>index = index + 1</text:p>
              </text:list-item>
            </text:list>
          </draw:text-box>
        </draw:frame>
        <draw:frame presentation:style-name="pr6" draw:text-style-name="P16" draw:layer="layout" svg:width="12.297cm" svg:height="9.134cm" svg:x="14.313cm" svg:y="3.685cm" presentation:class="outline">
          <draw:text-box>
            <text:list text:style-name="L3">
              <text:list-item>
                <text:p text:style-name="P15"><text:span text:style-name="T17">sorteer A</text:span></text:p>
              </text:list-item>
              <text:list-item>
                <text:p text:style-name="P15"><text:span text:style-name="T15">index = 0</text:span></text:p>
              </text:list-item>
              <text:list-item>
                <text:p text:style-name="P15"><text:span text:style-name="T17">Zolang index &lt; len(A) - 1:</text:span></text:p>
              </text:list-item>
              <text:list-item>
                <text:p text:style-name="P15"><text:span text:style-name="T15"><text:s text:c="4"/></text:span><text:span text:style-name="T15">als A[index] = A[index + 1]</text:span></text:p>
              </text:list-item>
              <text:list-item>
                <text:p text:style-name="P15"><text:span text:style-name="T15"><text:s text:c="8"/></text:span><text:span text:style-name="T15">return A[index]</text:span></text:p>
              </text:list-item>
              <text:list-item>
                <text:p text:style-name="P15"><text:span text:style-name="T15"><text:s text:c="4"/></text:span><text:span text:style-name="T15">else:</text:span></text:p>
              </text:list-item>
              <text:list-item>
                <text:p text:style-name="P15"><text:span text:style-name="T15"><text:s text:c="8"/></text:span><text:span text:style-name="T15">index = index + 1</text:span></text:p>
              </text:list-item>
              <text:list-item>
                <text:p text:style-name="P15"/>
              </text:list-item>
            </text:list>
          </draw:text-box>
        </draw:frame>
        <draw:frame draw:style-name="gr26" draw:text-style-name="P1" draw:layer="layout" svg:width="12.4cm" svg:height="1.093cm" svg:x="6.8cm" svg:y="13.001cm">
          <draw:text-box>
            <text:p>Tijdscomplexitijd?</text:p>
          </draw:text-box>
        </draw:frame>
        <draw:frame draw:style-name="gr27" draw:text-style-name="P5" draw:layer="layout" svg:width="10.6cm" svg:height="0.988cm" svg:x="1.2cm" svg:y="14.2cm">
          <draw:text-box>
            <text:p><text:span text:style-name="T3">Loo</text:span><text:span text:style-name="T3">p </text:span><text:span text:style-name="T3">in </text:span><text:span text:style-name="T3">een </text:span><text:span text:style-name="T3">loo</text:span><text:span text:style-name="T3">p </text:span><text:span text:style-name="T3">=&gt; </text:span><text:span text:style-name="T3">O(n</text:span><text:span text:style-name="T3">^2)</text:span></text:p>
          </draw:text-box>
        </draw:frame>
        <draw:frame draw:style-name="gr28" draw:text-style-name="P5" draw:layer="layout" svg:width="14.98cm" svg:height="0.988cm" svg:x="13.02cm" svg:y="14.2cm">
          <draw:text-box>
            <text:p><text:span text:style-name="T3">Sor</text:span><text:span text:style-name="T3">ter</text:span><text:span text:style-name="T3">en </text:span><text:span text:style-name="T3">O(n</text:span><text:span text:style-name="T3">^2) </text:span><text:span text:style-name="T3">+ </text:span><text:span text:style-name="T3">loo</text:span><text:span text:style-name="T3">p </text:span><text:span text:style-name="T3">O(n</text:span><text:span text:style-name="T3">) </text:span><text:span text:style-name="T3">=&gt; </text:span><text:span text:style-name="T3">O(n</text:span><text:span text:style-name="T3">^2) </text:span></text:p>
          </draw:text-box>
        </draw:frame>
        <presentation:notes draw:style-name="dp1">
          <office:forms form:automatic-focus="false" form:apply-design-mode="false"/>
          <draw:page-thumbnail draw:style-name="gr9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presentation:style-name="pr2" draw:text-style-name="P14" draw:layer="layout" svg:width="23.199cm" svg:height="2.629cm" svg:x="2cm" svg:y="0.628cm" presentation:class="title" presentation:user-transformed="true">
          <draw:text-box>
            <text:p text:style-name="P13"><text:span text:style-name="T14">A is een array van getallen waarvan er een dubbel voorkomt. Ontwerp een efficient algoritme (pseudocode) dat het dubbele getal opspoort.</text:span></text:p>
          </draw:text-box>
        </draw:frame>
        <draw:frame presentation:style-name="pr7" draw:text-style-name="P16" draw:layer="layout" svg:width="12.297cm" svg:height="9.134cm" svg:x="1.4cm" svg:y="3.685cm" presentation:class="outline">
          <draw:text-box>
            <text:list text:style-name="L3">
              <text:list-item>
                <text:p text:style-name="P15">index = 0</text:p>
              </text:list-item>
              <text:list-item>
                <text:p text:style-name="P15"/>
              </text:list-item>
              <text:list-item>
                <text:p text:style-name="P15">Zolang index &lt; len(A):</text:p>
              </text:list-item>
              <text:list-item>
                <text:p text:style-name="P15"><text:s text:c="4"/>index1 = index + 1</text:p>
              </text:list-item>
              <text:list-item>
                <text:p text:style-name="P15"><text:s text:c="4"/>zolang index1 &lt; len(A):</text:p>
              </text:list-item>
              <text:list-item>
                <text:p text:style-name="P15"><text:s text:c="8"/>als A[index] = A[index1]:</text:p>
              </text:list-item>
              <text:list-item>
                <text:p text:style-name="P15"><text:s text:c="12"/>return A[index]</text:p>
              </text:list-item>
              <text:list-item>
                <text:p text:style-name="P15"><text:s text:c="8"/>else:</text:p>
              </text:list-item>
              <text:list-item>
                <text:p text:style-name="P15"><text:s text:c="12"/>index1 = index1 + 1</text:p>
              </text:list-item>
              <text:list-item>
                <text:p text:style-name="P15"><text:s text:c="4"/>index = index + 1</text:p>
              </text:list-item>
            </text:list>
          </draw:text-box>
        </draw:frame>
        <draw:frame presentation:style-name="pr8" draw:text-style-name="P16" draw:layer="layout" svg:width="12.297cm" svg:height="9.134cm" svg:x="14.313cm" svg:y="3.685cm" presentation:class="outline">
          <draw:text-box>
            <text:list text:style-name="L3">
              <text:list-item>
                <text:p text:style-name="P15"><text:span text:style-name="T15">sorteer A</text:span></text:p>
              </text:list-item>
              <text:list-item>
                <text:p text:style-name="P15"><text:span text:style-name="T15">index = 0</text:span></text:p>
              </text:list-item>
              <text:list-item>
                <text:p text:style-name="P15"><text:span text:style-name="T15">Zolang index &lt; len(A) - 1:</text:span></text:p>
              </text:list-item>
              <text:list-item>
                <text:p text:style-name="P15"><text:span text:style-name="T15"><text:s text:c="4"/></text:span><text:span text:style-name="T15">als A[index] = A[index + 1]</text:span></text:p>
              </text:list-item>
              <text:list-item>
                <text:p text:style-name="P15"><text:span text:style-name="T15"><text:s text:c="8"/></text:span><text:span text:style-name="T15">return A[index]</text:span></text:p>
              </text:list-item>
              <text:list-item>
                <text:p text:style-name="P15"><text:span text:style-name="T15"><text:s text:c="4"/></text:span><text:span text:style-name="T15">else:</text:span></text:p>
              </text:list-item>
              <text:list-item>
                <text:p text:style-name="P15"><text:span text:style-name="T15"><text:s text:c="8"/></text:span><text:span text:style-name="T15">index = index + 1</text:span></text:p>
              </text:list-item>
              <text:list-item>
                <text:p text:style-name="P15"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9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office:forms form:automatic-focus="false" form:apply-design-mode="false"/>
        <draw:frame presentation:style-name="pr2" draw:text-style-name="P14" draw:layer="layout" svg:width="23.199cm" svg:height="2.629cm" svg:x="2cm" svg:y="0.628cm" presentation:class="title" presentation:user-transformed="true">
          <draw:text-box>
            <text:p text:style-name="P13"><text:span text:style-name="T14">A is een array van getallen waarvan er een dubbel voorkomt. Ontwerp een efficient algoritme (pseudocode) dat het dubbele getal opspoort.</text:span></text:p>
          </draw:text-box>
        </draw:frame>
        <draw:frame presentation:style-name="pr9" draw:text-style-name="P16" draw:layer="layout" svg:width="12.297cm" svg:height="9.134cm" svg:x="1.4cm" svg:y="3.685cm" presentation:class="outline">
          <draw:text-box>
            <text:list text:style-name="L3">
              <text:list-item>
                <text:p text:style-name="P15">index = 0</text:p>
              </text:list-item>
              <text:list-item>
                <text:p text:style-name="P15"/>
              </text:list-item>
              <text:list-item>
                <text:p text:style-name="P15">Zolang index &lt; len(A):</text:p>
              </text:list-item>
              <text:list-item>
                <text:p text:style-name="P15"><text:s text:c="4"/>index1 = index + 1</text:p>
              </text:list-item>
              <text:list-item>
                <text:p text:style-name="P15"><text:s text:c="4"/>zolang index1 &lt; len(A):</text:p>
              </text:list-item>
              <text:list-item>
                <text:p text:style-name="P15"><text:s text:c="8"/>als A[index] = A[index1]:</text:p>
              </text:list-item>
              <text:list-item>
                <text:p text:style-name="P15"><text:s text:c="12"/>return A[index]</text:p>
              </text:list-item>
              <text:list-item>
                <text:p text:style-name="P15"><text:s text:c="8"/>else:</text:p>
              </text:list-item>
              <text:list-item>
                <text:p text:style-name="P15"><text:s text:c="12"/>index1 = index1 + 1</text:p>
              </text:list-item>
              <text:list-item>
                <text:p text:style-name="P15"><text:s text:c="4"/>index = index + 1</text:p>
              </text:list-item>
            </text:list>
          </draw:text-box>
        </draw:frame>
        <draw:frame presentation:style-name="pr10" draw:text-style-name="P16" draw:layer="layout" svg:width="12.297cm" svg:height="9.134cm" svg:x="14.313cm" svg:y="3.685cm" presentation:class="outline">
          <draw:text-box>
            <text:list text:style-name="L3">
              <text:list-item>
                <text:p text:style-name="P15"><text:span text:style-name="T15">sorteer A</text:span></text:p>
              </text:list-item>
              <text:list-item>
                <text:p text:style-name="P15"><text:span text:style-name="T15">index = 0</text:span></text:p>
              </text:list-item>
              <text:list-item>
                <text:p text:style-name="P15"><text:span text:style-name="T15">Zolang index &lt; len(A) - 1:</text:span></text:p>
              </text:list-item>
              <text:list-item>
                <text:p text:style-name="P15"><text:span text:style-name="T15"><text:s text:c="4"/></text:span><text:span text:style-name="T15">als A[index] = A[index + 1]</text:span></text:p>
              </text:list-item>
              <text:list-item>
                <text:p text:style-name="P15"><text:span text:style-name="T15"><text:s text:c="8"/></text:span><text:span text:style-name="T15">return A[index]</text:span></text:p>
              </text:list-item>
              <text:list-item>
                <text:p text:style-name="P15"><text:span text:style-name="T15"><text:s text:c="4"/></text:span><text:span text:style-name="T15">else:</text:span></text:p>
              </text:list-item>
              <text:list-item>
                <text:p text:style-name="P15"><text:span text:style-name="T15"><text:s text:c="8"/></text:span><text:span text:style-name="T15">index = index + 1</text:span></text:p>
              </text:list-item>
              <text:list-item>
                <text:p text:style-name="P15"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9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Mono Nerd Font Mono" svg:font-family="'DejaVuSansMono Nerd Font Mono'" style:font-family-generic="roman" style:font-pitch="variable"/>
    <style:font-face style:name="DejaVuSansMono Nerd Font Mono1" svg:font-family="'DejaVuSansMono Nerd Font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SansMono Nerd Font Mono2" svg:font-family="'DejaVuSansMono Nerd Font Mono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SansMono Nerd Font Mono2" fo:font-family="'DejaVuSansMono Nerd Font Mono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6:29:56.639686956</meta:creation-date>
    <meta:generator>LibreOffice/6.4.6.2$Linux_X86_64 LibreOffice_project/40$Build-2</meta:generator>
    <dc:date>2021-03-01T09:52:15.316787174</dc:date>
    <meta:editing-duration>PT6H23M31S</meta:editing-duration>
    <meta:editing-cycles>58</meta:editing-cycles>
    <meta:document-statistic meta:object-count="213"/>
  </office:meta>
</office:document-meta>
</file>